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7131b" officeooo:paragraph-rsid="0007131b"/>
    </style:style>
    <style:style style:name="P4" style:family="paragraph" style:parent-style-name="Standard">
      <style:paragraph-properties fo:text-align="center" style:justify-single-word="false"/>
      <style:text-properties officeooo:rsid="0007131b" officeooo:paragraph-rsid="0007131b"/>
    </style:style>
    <style:style style:name="P5" style:family="paragraph" style:parent-style-name="Standard">
      <style:paragraph-properties fo:text-align="center" style:justify-single-word="false"/>
      <style:text-properties fo:font-size="80pt" officeooo:rsid="0007131b" officeooo:paragraph-rsid="0007131b" style:font-size-asian="80pt" style:font-size-complex="80pt"/>
    </style:style>
    <style:style style:name="T1" style:family="text">
      <style:text-properties fo:font-size="80pt" style:font-size-asian="80pt" style:font-size-complex="8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omponente</text:span></text:p>
      <text:p text:style-name="P5">Mazmor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ejandro Marino y Alberto Barral <text:s text:c="24"/>v 1.0 <text:s text:c="52"/>17/11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386_1306354424" text:style-name="Index_20_Link" text:visited-style-name="Index_20_Link">1. Proceso de Elaboración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386_1306354424"/><text:soft-page-break/>1. Proceso de Elaboración<text:bookmark-end text:name="__RefHeading___Toc386_1306354424"/></text:h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09:19:42.458000000</dc:date>
    <meta:editing-duration>PT9M2S</meta:editing-duration>
    <meta:editing-cycles>1</meta:editing-cycles>
    <meta:document-statistic meta:table-count="0" meta:image-count="0" meta:object-count="0" meta:page-count="3" meta:paragraph-count="8" meta:word-count="25" meta:character-count="227" meta:non-whitespace-character-count="134"/>
    <meta:generator>LibreOffice/7.3.3.2$Windows_X86_64 LibreOffice_project/d1d0ea68f081ee2800a922cac8f79445e4603348</meta:generator>
  </office:meta>
</office:document-meta>
</file>